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D00000237B6548D25725D66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First_20_Page">
      <style:table-properties style:width="6.1903in" style:page-number="1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0.9986in" style:rel-column-width="10572*"/>
    </style:style>
    <style:style style:name="Table1.B" style:family="table-column">
      <style:table-column-properties style:column-width="5.1917in" style:rel-column-width="54963*"/>
    </style:style>
    <style:style style:name="Table1.1" style:family="table-row">
      <style:table-row-properties style:min-row-height="0.9375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1618in" table:align="righ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5.2243in"/>
    </style:style>
    <style:style style:name="Table2.A1" style:family="table-cell">
      <style:table-cell-properties style:writing-mode="page"/>
    </style:style>
    <style:style style:name="Table3" style:family="table">
      <style:table-properties style:width="5.8986in" fo:break-before="auto" fo:break-after="auto" table:align="left" fo:background-color="transparent">
        <style:background-image/>
      </style:table-properties>
    </style:style>
    <style:style style:name="Table3.A" style:family="table-column">
      <style:table-column-properties style:column-width="0.9986in"/>
    </style:style>
    <style:style style:name="Table3.B" style:family="table-column">
      <style:table-column-properties style:column-width="4.9in"/>
    </style:style>
    <style:style style:name="Table3.1" style:family="table-row">
      <style:table-row-properties style:min-row-height="0.9375in"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1618in" table:align="righ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5.2243in"/>
    </style:style>
    <style:style style:name="Table4.A1" style:family="table-cell">
      <style:table-cell-properties style:writing-mode="page"/>
    </style:style>
    <style:style style:name="Table5" style:family="table">
      <style:table-properties style:width="6.1903in" table:align="margins"/>
    </style:style>
    <style:style style:name="Table5.A" style:family="table-column">
      <style:table-column-properties style:column-width="1.7in" style:rel-column-width="17997*"/>
    </style:style>
    <style:style style:name="Table5.B" style:family="table-column">
      <style:table-column-properties style:column-width="0.5in" style:rel-column-width="5293*"/>
    </style:style>
    <style:style style:name="Table5.E" style:family="table-column">
      <style:table-column-properties style:column-width="1.7903in" style:rel-column-width="18955*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5f877" officeooo:paragraph-rsid="00076b9c"/>
    </style:style>
    <style:style style:name="P3" style:family="paragraph" style:parent-style-name="Standard">
      <style:text-properties officeooo:rsid="0005f877" officeooo:paragraph-rsid="0021a5bf"/>
    </style:style>
    <style:style style:name="P4" style:family="paragraph" style:parent-style-name="Standard">
      <style:text-properties officeooo:paragraph-rsid="00076b9c"/>
    </style:style>
    <style:style style:name="P5" style:family="paragraph" style:parent-style-name="Standard">
      <style:text-properties officeooo:rsid="000e6aad" officeooo:paragraph-rsid="000e6aad"/>
    </style:style>
    <style:style style:name="P6" style:family="paragraph" style:parent-style-name="Standard">
      <style:text-properties officeooo:paragraph-rsid="000e6aad"/>
    </style:style>
    <style:style style:name="P7" style:family="paragraph" style:parent-style-name="Standard">
      <style:text-properties officeooo:rsid="0024398b" officeooo:paragraph-rsid="0024398b"/>
    </style:style>
    <style:style style:name="P8" style:family="paragraph" style:parent-style-name="Standard">
      <style:text-properties officeooo:rsid="002f1133" officeooo:paragraph-rsid="002f1133"/>
    </style:style>
    <style:style style:name="P9" style:family="paragraph" style:parent-style-name="Table_20_Contents">
      <style:text-properties officeooo:rsid="0005d53f" officeooo:paragraph-rsid="0005d53f"/>
    </style:style>
    <style:style style:name="P10" style:family="paragraph" style:parent-style-name="Table_20_Contents">
      <style:text-properties officeooo:rsid="0005d53f" officeooo:paragraph-rsid="00076b9c"/>
    </style:style>
    <style:style style:name="P11" style:family="paragraph" style:parent-style-name="Table_20_Contents">
      <style:text-properties fo:font-weight="bold" officeooo:rsid="0005d53f" officeooo:paragraph-rsid="0005d53f" style:font-weight-asian="bold" style:font-weight-complex="bold"/>
    </style:style>
    <style:style style:name="P12" style:family="paragraph" style:parent-style-name="Table_20_Contents">
      <style:text-properties fo:font-weight="bold" officeooo:rsid="0005d53f" officeooo:paragraph-rsid="00076b9c" style:font-weight-asian="bold" style:font-weight-complex="bold"/>
    </style:style>
    <style:style style:name="P13" style:family="paragraph" style:parent-style-name="Table_20_Contents">
      <style:text-properties officeooo:rsid="000e6aad" officeooo:paragraph-rsid="000e6aad"/>
    </style:style>
    <style:style style:name="P14" style:family="paragraph" style:parent-style-name="Text_20_body">
      <style:paragraph-properties fo:text-align="center" style:justify-single-word="false"/>
      <style:text-properties fo:font-size="14pt" officeooo:rsid="0005d53f" officeooo:paragraph-rsid="00078fd5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05d53f" officeooo:paragraph-rsid="000ac79f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6pt" officeooo:rsid="0005d53f" officeooo:paragraph-rsid="0005d53f" style:font-size-asian="14pt" style:font-size-complex="16pt"/>
    </style:style>
    <style:style style:name="P17" style:family="paragraph" style:parent-style-name="Text_20_body">
      <style:paragraph-properties fo:text-align="center" style:justify-single-word="false"/>
      <style:text-properties fo:font-size="16pt" officeooo:rsid="0005d53f" officeooo:paragraph-rsid="00078fd5" style:font-size-asian="14pt" style:font-size-complex="16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05d53f" officeooo:paragraph-rsid="0005d53f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font-size="12pt" officeooo:rsid="0005d53f" officeooo:paragraph-rsid="00078fd5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font-size="12pt" officeooo:rsid="0006ae2d" officeooo:paragraph-rsid="0006ae2d" style:font-size-asian="12pt" style:font-size-complex="12pt"/>
    </style:style>
    <style:style style:name="P21" style:family="paragraph" style:parent-style-name="Text_20_body">
      <style:text-properties officeooo:paragraph-rsid="00076b9c"/>
    </style:style>
    <style:style style:name="P22" style:family="paragraph" style:parent-style-name="Text_20_body">
      <style:text-properties officeooo:rsid="000f76a4" officeooo:paragraph-rsid="000f76a4"/>
    </style:style>
    <style:style style:name="P23" style:family="paragraph" style:parent-style-name="Figure_20_Index_20_Heading">
      <style:paragraph-properties fo:break-before="page"/>
    </style:style>
    <style:style style:name="P24" style:family="paragraph" style:parent-style-name="Heading_20_1_27_">
      <style:paragraph-properties fo:text-align="center" style:justify-single-word="false" fo:break-before="page"/>
    </style:style>
    <style:style style:name="P25" style:family="paragraph" style:parent-style-name="Table_20_index_20_heading">
      <style:paragraph-properties fo:break-before="page"/>
    </style:style>
    <style:style style:name="P26" style:family="paragraph" style:parent-style-name="Heading_20_1_27_" style:master-page-name="">
      <style:paragraph-properties fo:text-align="center" style:justify-single-word="false" style:page-number="1" fo:break-before="auto" fo:break-after="auto"/>
      <style:text-properties style:font-name="Liberation Sans" fo:font-size="18.2000007629395pt" fo:font-weight="bold" officeooo:rsid="002f1133" officeooo:paragraph-rsid="002f1133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P27" style:family="paragraph" style:parent-style-name="Contents_20_1">
      <style:paragraph-properties>
        <style:tab-stops>
          <style:tab-stop style:position="6.1902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Header_20_and_20_Footer">
      <style:text-properties fo:font-size="8pt" style:font-size-asian="8pt" style:font-size-complex="8pt"/>
    </style:style>
    <style:style style:name="P31" style:family="paragraph" style:parent-style-name="Standard" style:master-page-name="First_20_Page">
      <style:paragraph-properties style:page-number="auto" fo:break-before="page"/>
      <style:text-properties officeooo:rsid="0005f877" officeooo:paragraph-rsid="0005f877"/>
    </style:style>
    <style:style style:name="P32" style:family="paragraph" style:parent-style-name="Standard" style:master-page-name="First_20_Page">
      <style:paragraph-properties style:page-number="auto" fo:break-before="page"/>
      <style:text-properties officeooo:rsid="0005f877" officeooo:paragraph-rsid="00076b9c"/>
    </style:style>
    <style:style style:name="P33" style:family="paragraph" style:parent-style-name="Standard" style:master-page-name="">
      <style:paragraph-properties fo:text-align="center" style:justify-single-word="false" style:page-number="1" fo:break-before="auto" fo:break-after="auto"/>
      <style:text-properties officeooo:rsid="0024398b" officeooo:paragraph-rsid="0024398b"/>
    </style:style>
    <style:style style:name="P34" style:family="paragraph" style:parent-style-name="Standard">
      <style:text-properties officeooo:paragraph-rsid="00076b9c"/>
    </style:style>
    <style:style style:name="P35" style:family="paragraph" style:parent-style-name="Standard">
      <style:text-properties officeooo:rsid="0024398b" officeooo:paragraph-rsid="0024398b"/>
    </style:style>
    <style:style style:name="P36" style:family="paragraph" style:parent-style-name="Standard">
      <style:text-properties officeooo:paragraph-rsid="0005f877"/>
    </style:style>
    <style:style style:name="P37" style:family="paragraph" style:parent-style-name="Standard">
      <style:text-properties officeooo:rsid="0005f877" officeooo:paragraph-rsid="00076b9c"/>
    </style:style>
    <style:style style:name="P38" style:family="paragraph" style:parent-style-name="Standard" style:master-page-name="No_20_header">
      <style:paragraph-properties style:page-number="1" fo:break-before="page"/>
      <style:text-properties officeooo:rsid="0005f877" officeooo:paragraph-rsid="0021a5bf"/>
    </style:style>
    <style:style style:name="P39" style:family="paragraph" style:parent-style-name="Standard" style:master-page-name="Standard">
      <style:paragraph-properties style:page-number="1" fo:break-before="page"/>
      <style:text-properties officeooo:rsid="0024398b" officeooo:paragraph-rsid="0024398b"/>
    </style:style>
    <style:style style:name="T1" style:family="text">
      <style:text-properties officeooo:rsid="000408f4"/>
    </style:style>
    <style:style style:name="T2" style:family="text">
      <style:text-properties officeooo:rsid="00056b4b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149229" style:font-size-asian="14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officeooo:rsid="0005f87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Frame">
      <style:graphic-properties style:vertical-pos="from-top" style:horizontal-pos="from-left" style:horizontal-rel="paragraph" fo:padding="0.0591in" fo:border="none"/>
    </style:style>
    <style:style style:name="fr2" style:family="graphic" style:parent-style-name="Frame">
      <style:graphic-properties style:vertical-pos="middle" style:vertical-rel="baseline" style:horizontal-pos="from-left" style:horizontal-rel="paragraph" fo:padding="0.0591in" fo:border="none"/>
    </style:style>
    <style:style style:name="fr3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_20_body"><draw:frame draw:style-name="fr3" draw:name="Image1" text:anchor-type="as-char" svg:width="0.952in" svg:height="0.9319in" draw:z-index="0"><draw:image xlink:href="Pictures/100000000000023D00000237B6548D25725D6683.png" xlink:type="simple" xlink:show="embed" xlink:actuate="onLoad" draw:mime-type="image/png"/></draw:frame></text:p>
          </table:table-cell>
          <table:table-cell table:style-name="Table1.A1" office:value-type="string">
            <text:p text:style-name="Text_20_body"><text:span text:style-name="T1">ΕΘΝΙΚΟ</text:span> <text:span text:style-name="T1">ΜΕΤΣΟΒΙΟ</text:span> <text:span text:style-name="T1">ΠΟΛΥΤΕΧΝΕΙΟ</text:span></text:p>
            <text:p text:style-name="Text_20_body">Σχολή <text:span text:style-name="T2">Ηλεκτρολόγων </text:span>Μηχανικών και Μηχανικών Υπολογιστών</text:p>
            <text:p text:style-name="Text_20_body">Τομέας Συστημάτων Μετάδοσης Πληροφορίας και Τεχνολογίας Υλικών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Frame1" text:anchor-type="as-char" svg:y="-1.7035in" svg:width="6.1638in" draw:z-index="1"><draw:text-box fo:min-height="1.9307in"><text:p text:style-name="P18"><text:span text:style-name="T3">Δημιουργία Αλληλεπιδραστικού Γραφικού Περιβάλλοντος για την οπτική αναπαράσταση των συσχετίσεων μεταξύ οντολογιών</text:span> </text:p></draw:text-box></draw:frame><draw:frame draw:style-name="fr2" draw:name="Frame2" text:anchor-type="as-char" svg:width="6.1335in" draw:z-index="2"><draw:text-box fo:min-height="1.9307in"><text:p text:style-name="P17">ΔΙΠΛΩΜΑΤΙΚΗ ΕΡΓΑΣΙΑ</text:p><text:p text:style-name="P19"/><text:p text:style-name="P19">του</text:p><text:p text:style-name="P19"/><text:p text:style-name="P14">Αθανάσιου Χ. Αποστόλου</text:p></draw:text-box></draw:frame>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415363746544">
          <table:table-cell table:style-name="Table2.A1" office:value-type="string">
            <text:p text:style-name="P11">Επιβλέπων:</text:p>
          </table:table-cell>
          <table:table-cell table:style-name="Table2.A1" office:value-type="string">
            <text:p text:style-name="P9">Θεοδώρα Βαρβαρίγου</text:p>
            <text:p text:style-name="P9">Καθηγήτρια Ε.Μ.Π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span text:style-name="T7"><draw:frame draw:style-name="fr2" draw:name="Frame3" text:anchor-type="as-char" svg:width="6.1335in" draw:z-index="3"><draw:text-box fo:min-height="0.472in"><text:p text:style-name="P20">Αθήνα, Οκτώβρης 2020</text:p></draw:text-box></draw:frame></text:span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<draw:frame draw:style-name="fr3" draw:name="Image2" text:anchor-type="as-char" svg:width="0.952in" svg:height="0.9319in" draw:z-index="8"><draw:image xlink:href="Pictures/100000000000023D00000237B6548D25725D6683.png" xlink:type="simple" xlink:show="embed" xlink:actuate="onLoad" draw:mime-type="image/png"/></draw:frame></text:p>
          </table:table-cell>
          <table:table-cell table:style-name="Table3.A1" office:value-type="string">
            <text:p text:style-name="P21"><text:span text:style-name="T1">ΕΘΝΙΚΟ</text:span> <text:span text:style-name="T1">ΜΕΤΣΟΒΙΟ</text:span> <text:span text:style-name="T1">ΠΟΛΥΤΕΧΝΕΙΟ</text:span></text:p>
            <text:p text:style-name="P21">Σχολή <text:span text:style-name="T2">Ηλεκτρολόγων </text:span>Μηχανικών και Μηχανικών Υπολογιστών</text:p>
            <text:p text:style-name="P21">Τομέας Συστημάτων Μετάδοσης Πληροφορίας και Τεχνολογίας Υλικών</text:p>
          </table:table-cell>
        </table:table-row>
      </table:table>
      <text:p text:style-name="P4"/>
      <text:p text:style-name="P4"/>
      <text:p text:style-name="P4"/>
      <text:p text:style-name="P4"><draw:frame draw:style-name="fr1" draw:name="Frame7" text:anchor-type="as-char" svg:y="-1.7035in" svg:width="6.1638in" draw:z-index="5"><draw:text-box fo:min-height="1.9307in"><text:p text:style-name="P18"><text:span text:style-name="T3">Δημιουργία Αλληλεπιδραστικού Γραφικού Περιβάλλοντος για την οπτική αναπαράσταση των συσχετίσεων μεταξύ οντολογιών</text:span> </text:p></draw:text-box></draw:frame></text:p>
      <text:p text:style-name="P4"><draw:frame draw:style-name="fr1" draw:name="Frame5" text:anchor-type="as-char" svg:y="-1.4in" svg:width="6.1638in" draw:z-index="6"><draw:text-box fo:min-height="1.9307in"><text:p text:style-name="P16">ΔΙΠΛΩΜΑΤΙΚΗ ΕΡΓΑΣΙΑ</text:p><text:p text:style-name="P18"/><text:p text:style-name="P18">του</text:p><text:p text:style-name="P18"/><text:p text:style-name="P15">Αθανάσιου Χ. Αποστόλου</text:p></draw:text-box></draw:frame></text:p>
      <text:p text:style-name="P4"/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 table:style-name="TableLine94415361119232">
          <table:table-cell table:style-name="Table4.A1" office:value-type="string">
            <text:p text:style-name="P12">Επιβλέπων:</text:p>
          </table:table-cell>
          <table:table-cell table:style-name="Table4.A1" office:value-type="string">
            <text:p text:style-name="P10">Θεοδώρα Βαρβαρίγου</text:p>
            <text:p text:style-name="P10">Καθηγήτρια Ε.Μ.Π.</text:p>
          </table:table-cell>
        </table:table-row>
      </table:table>
      <text:p text:style-name="P4"/>
      <text:p text:style-name="P4"/>
      <text:p text:style-name="P5">Εγκρίθηκε από την τριμελή εξεταστική επιτροπή την 17η Αυγούστου 2020.</text:p>
      <text:p text:style-name="P5"/>
      <text:p text:style-name="P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 table:style-name="TableLine94415185300320">
          <table:table-cell table:style-name="Table5.A1" office:value-type="string">
            <text:p text:style-name="Table_20_Contents">……………………….</text:p>
            <text:p text:style-name="P13">Θεοδώρα Βαρβαρίγου</text:p>
            <text:p text:style-name="P13">Καθηγήτρια Ε.Μ.Π.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………………………..</text:p>
            <text:p text:style-name="P13">Εμμανουήλ Βαρβαρίγος</text:p>
            <text:p text:style-name="P13">Καθηγητής Ε.Μ.Π.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………………………..</text:p>
            <text:p text:style-name="P13">Συμεών Παπαβασιλείου</text:p>
            <text:p text:style-name="P13">Καθηγητής Ε.Μ.Π.</text:p>
          </table:table-cell>
        </table:table-row>
      </table:table>
      <text:p text:style-name="P4"><text:span text:style-name="T7"><draw:frame draw:style-name="fr1" draw:name="Frame4" text:anchor-type="as-char" svg:y="0.2146in" svg:width="6.1335in" draw:z-index="4"><draw:text-box fo:min-height="0.472in"><text:p text:style-name="P20">Αθήνα, Οκτώβρης 2020</text:p></draw:text-box></draw:frame></text:span></text:p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6" text:anchor-type="as-char" svg:y="-1.4in" svg:width="6.1638in" draw:z-index="7"><draw:text-box fo:min-height="1.9307in"><text:p text:style-name="Text_20_body">…………………………..</text:p><text:p text:style-name="P22">Αθανάσιος Χ. Αποστόλου</text:p><text:p text:style-name="P22">Διπλωματούχος Ηλεκτρολόγος Μηχανικός και Μηχανικός Υπολογιστών Ε.Μ.Π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Frame8" text:anchor-type="as-char" svg:y="-1.2264in" svg:width="6.1638in" draw:z-index="9"><draw:text-box fo:min-height="1.9307in"><text:p text:style-name="Text_20_body">Copyright © Αθανάσιος Χ. Αποστόλου</text:p><text:p text:style-name="Text_20_body">Με επιφύλαξη παντός δικαιώματος. All rights reserved.</text:p><text:p text:style-name="Text_20_body"/><text:p text:style-name="Text_20_body">Απαγορεύεται η αντιγραφή, αποθήκευση και διανομή της παρούσας εργασίας, εξ ολοκλήρου ή τμήματος αυτής, για εμπορικό σκοπό. <text:s/>Επιτρέπεται η ανατύπωση, αποθήκευση και διανομή για σκοπό μη κερδοσκοπικό, εκπαιδευτικής ή ερευνητικής φύσης, υπό την προϋπόθεση να αναφέρεται η πηγή προέλευσης και να διατηρείται το παρόν μήνυμα. <text:s/>Ερωτήματα που αφορούν τη χρήση της εργασίας για κερδοσκοπικό σκοπό πρέπει να απευθύνονται προς τον συγγραφέα.</text:p><text:p text:style-name="Text_20_body">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.</text:p></draw:text-box></draw:frame></text:p>
      <text:p text:style-name="P38"/>
      <text:p text:style-name="P33"><text:span text:style-name="T5">Π</text:span><text:span text:style-name="T4">ρόλογος</text:span></text:p>
      <text:p text:style-name="Text_20_body">σδφα</text:p>
      <text:p text:style-name="Text_20_body">δφασδαφ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Πίνακας Περιεχομένων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_27_"/>
          </text:index-source-styles>
        </text:table-of-content-source>
        <text:index-body>
          <text:index-title text:style-name="Sect1" text:name="Table of Contents1_Head">
            <text:p text:style-name="P28">Πίνακας Περιεχομένων</text:p>
          </text:index-title>
          <text:p text:style-name="P27"><text:a xlink:type="simple" xlink:href="#__RefHeading___Toc2210_2957623790" text:style-name="Index_20_Link" text:visited-style-name="Index_20_Link">Περίληψη<text:tab/>1</text:a></text:p>
          <text:p text:style-name="P27"><text:a xlink:type="simple" xlink:href="#__RefHeading___Toc2212_2957623790" text:style-name="Index_20_Link" text:visited-style-name="Index_20_Link">Abstract<text:tab/>2</text:a></text:p>
        </text:index-body>
      </text:table-of-content>
      <text:p text:style-name="P7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Ευρετήριο Σχημάτων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P23">Ευρετήριο Σχημάτων</text:p>
          </text:index-title>
        </text:index-body>
      </text:illustration-index>
      <text:p text:style-name="P7"/>
      <text:p text:style-name="P7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Ευρετήριο Πινάκων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25">Ευρετήριο Πινάκων</text:p>
          </text:index-title>
        </text:index-body>
      </text:table-index>
      <text:p text:style-name="P7"/>
      <text:p text:style-name="P7"/>
      <text:p text:style-name="P39"/>
      <text:p text:style-name="P26"><text:bookmark-start text:name="__RefHeading___Toc2210_2957623790"/>Περίληψη<text:bookmark-end text:name="__RefHeading___Toc2210_2957623790"/></text:p>
      <text:p text:style-name="P8">δφασδ</text:p>
      <text:p text:style-name="P8"/>
      <text:p text:style-name="P24"><text:bookmark-start text:name="__RefHeading___Toc2212_2957623790"/>Abstract<text:bookmark-end text:name="__RefHeading___Toc2212_2957623790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f76a4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_27_" style:display-name="Heading 1'" style:family="paragraph" style:parent-style-name="Heading_20_1" style:next-style-name="Text_20_body" style:default-outline-level="" style:list-style-name="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9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and_20_Footer"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page-layout style:name="Mpm1">
      <style:page-layout-properties fo:page-width="8.2701in" fo:page-height="11.6902in" style:num-format="1" style:print-orientation="portrait" fo:margin-top="0.9799in" fo:margin-bottom="0.9799in" fo:margin-left="1.1in" fo:margin-right="0.9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9799in" fo:margin-bottom="0.9799in" fo:margin-left="1.1in" fo:margin-right="0.9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9799in" fo:margin-bottom="0.9799in" fo:margin-left="1.1in" fo:margin-right="0.9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Δημιουργία Αλληλεπιδραστικού Γραφικού Περιβάλλοντος για την οπτική αναπαράσταση των συσχετίσεων μεταξύ οντολογιών</text:span> </text:p>
      </style:header>
      <style:footer>
        <text:p text:style-name="MP2"><text:page-number text:select-page="current">2</text:page-number><text:page-number text:select-page="current" text:page-adjust="-9"/></text:p>
      </style:footer>
    </style:master-page>
    <style:master-page style:name="No_20_header" style:display-name="No header" style:page-layout-name="Mpm2">
      <style:footer>
        <text:p text:style-name="MP2"><text:page-number style:num-format="i" text:select-page="current">iii</text:page-number></text:p>
      </style:footer>
    </style:master-page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First_20_Page" style:display-name="First Page" style:page-layout-name="Mpm5">
      <style:footer>
        <text:p text:style-name="Footer"/>
      </style:footer>
    </style:master-page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3T14:09:03.604393439</meta:creation-date>
    <meta:generator>LibreOffice/7.0.2.2$Linux_X86_64 LibreOffice_project/8349ace3c3162073abd90d81fd06dcfb6b36b994</meta:generator>
    <dc:date>2020-10-13T17:35:35.023334927</dc:date>
    <meta:editing-duration>PT2H41M41S</meta:editing-duration>
    <meta:editing-cycles>61</meta:editing-cycles>
    <meta:document-statistic meta:table-count="5" meta:image-count="2" meta:object-count="0" meta:page-count="10" meta:paragraph-count="62" meta:word-count="251" meta:character-count="1987" meta:non-whitespace-character-count="1784"/>
  </office:meta>
</office:document-meta>
</file>